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8576in" fo:margin-left="0in" fo:margin-top="0in" fo:margin-bottom="0in" table:align="left"/>
    </style:style>
    <style:style style:name="Table1.A" style:family="table-column">
      <style:table-column-properties style:column-width="1.5972in"/>
    </style:style>
    <style:style style:name="Table1.B" style:family="table-column">
      <style:table-column-properties style:column-width="1.9097in"/>
    </style:style>
    <style:style style:name="Table1.C" style:family="table-column">
      <style:table-column-properties style:column-width="1.034in"/>
    </style:style>
    <style:style style:name="Table1.D" style:family="table-column">
      <style:table-column-properties style:column-width="1.316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master-page-name="Standard">
      <style:paragraph-properties style:page-number="1"/>
    </style:style>
    <style:style style:name="P2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23pt" fo:font-weight="bold" style:font-size-asian="23pt" style:font-weight-asian="bold" style:font-size-complex="23pt" fo:background-color="#ffff00"/>
    </style:style>
    <style:style style:name="T3" style:family="text">
      <style:text-properties fo:color="#ffff00" fo:font-size="17pt" fo:font-weight="bold" style:font-size-asian="17pt" style:font-weight-asian="bold" style:font-size-complex="17pt"/>
    </style:style>
    <style:style style:name="T4" style:family="text">
      <style:text-properties fo:font-size="17pt" fo:font-weight="bold" style:font-size-asian="17pt" style:font-weight-asian="bold" style:font-size-complex="17pt"/>
    </style:style>
    <style:style style:name="T5" style:family="text">
      <style:text-properties fo:font-size="17pt" fo:font-weight="bold" style:font-size-asian="17pt" style:font-weight-asian="bold" style:font-size-complex="17pt" fo:background-color="#ffff00"/>
    </style:style>
    <style:style style:name="T6" style:family="text">
      <style:text-properties fo:color="#000000" fo:font-size="13pt" fo:font-weight="bold" style:font-size-asian="13pt" style:font-weight-asian="bold" style:font-size-complex="13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rect text:anchor-type="as-char" style:rel-width="100%" draw:z-index="0" draw:style-name="gr1" draw:text-style-name="P27" svg:width="0.0012in" svg:height="0.0213in"><text:p/></draw:rect><text:span text:style-name="T2">Página de Vendas | Programa Lojista Vitao </text:span><text:span text:style-name="T1">(Junho-Julho)</text:span></text:p>
      <text:p text:style-name="P2"><text:s/>📍Objetivo: Conversão direta de lojistas para compra imediata dos kits<text:line-break/> 🎯 Público: Lojistas de produtos naturais que buscam mais faturamento com menos esforço<text:line-break/> 🔒 Risco percebido: Estoque parado, falta de giro, concorrência com grandes redes</text:p>
      <text:p text:style-name="Standard"><draw:rect text:anchor-type="as-char" style:rel-width="100%" draw:z-index="1" draw:style-name="gr1" draw:text-style-name="P27" svg:width="0.0012in" svg:height="0.0213in"><text:p/></draw:rect><text:span text:style-name="T3"><text:s/></text:span><text:span text:style-name="T5">SEÇÃO 1 – HERO (PUV + VÍDEO + CTA IMEDIATO)</text:span></text:p>
      <text:p text:style-name="P26"><text:bookmark text:name="_6pburqnrv7gt"/><text:span text:style-name="T6">Texto principal (PUV reescrita):</text:span></text:p>
      <text:p text:style-name="P3">Aumente em até 40% seu faturamento em 30 dias com kits sazonais prontos, testados e exclusivos — sem risco, sem estoque parado e com garantia de recompra total.<text:line-break/> Transforme sua loja em referência em saúde na sua cidade.</text:p>
      <text:p text:style-name="P2"><text:s/>✅ Adicionar selo de “Garantia Tripla”<text:line-break/> 🎥 Incluir vídeo de 30s com demonstração dos kits em loja real<text:line-break/> 🟩 Botão: <text:span text:style-name="T7">[Quero meus kits com exclusividade agora]</text:span></text:p>
      <text:p text:style-name="Standard"><draw:rect text:anchor-type="as-char" style:rel-width="100%" draw:z-index="2" draw:style-name="gr1" draw:text-style-name="P27" svg:width="0.0012in" svg:height="0.0213in"><text:p/></draw:rect><text:span text:style-name="T4"><text:s/></text:span><text:span text:style-name="T5">SEÇÃO 2 – PROBLEMA/OPORTUNIDADE</text:span></text:p>
      <text:p text:style-name="P26"><text:bookmark text:name="_vuaprgtggjup"/><text:span text:style-name="T6">Headline:</text:span></text:p>
      <text:p text:style-name="P3"><text:span text:style-name="T7">Enquanto a maioria dos lojistas ainda vendem “produtos”, os melhores vendem experiências memoráveis com margem de até 110%.</text:span></text:p>
      <text:p text:style-name="P26"><text:bookmark text:name="_kv118lv36l9w"/><text:span text:style-name="T6">Copy:</text:span></text:p>
      <text:list xml:id="list3505784245" text:style-name="WWNum2">
        <text:list-item>
          <text:p text:style-name="P4">Junho e Julho são os meses mais emocionais e lucrativos do varejo.</text:p>
        </text:list-item>
        <text:list-item>
          <text:p text:style-name="P11">O problema? 90% dos lojistas não sabem como aproveitar.</text:p>
        </text:list-item>
        <text:list-item>
          <text:p text:style-name="P18">A solução? Kits Vitao: prontos, testados e embalados com estratégia.<text:line-break/></text:p>
        </text:list-item>
      </text:list>
      <text:p text:style-name="P2">📊 Box lateral com dados:</text:p>
      <text:list xml:id="list495180241" text:style-name="WWNum5">
        <text:list-item>
          <text:p text:style-name="P5">+43% nas vendas em lojas parceiras</text:p>
        </text:list-item>
        <text:list-item>
          <text:p text:style-name="P12">Margem média por kit: 110%</text:p>
        </text:list-item>
        <text:list-item>
          <text:p text:style-name="P19">70% de recompra nos primeiros 30 dias<text:line-break/></text:p>
        </text:list-item>
      </text:list>
      <text:p text:style-name="Standard"><draw:rect text:anchor-type="as-char" style:rel-width="100%" draw:z-index="3" draw:style-name="gr1" draw:text-style-name="P27" svg:width="0.0012in" svg:height="0.0213in"><text:p/></draw:rect><text:span text:style-name="T5">SEÇÃO 3 – OS 5 KITS TRANSFORMADORES</text:span></text:p>
      <text:p text:style-name="P26"><text:bookmark text:name="_mizby3huaz0x"/><text:span text:style-name="T6">Subtítulo:</text:span></text:p>
      <text:p text:style-name="P3"><text:span text:style-name="T7">Kits sazonais prontos para aplicar, girar e lucrar – sem precisar criar nada do zero.</text:span></text:p>
      <text:p text:style-name="P2"><text:soft-page-break/>Apresentar em <text:span text:style-name="T7">cards interativos</text:span> com:</text:p>
      <text:list xml:id="list1914827761" text:style-name="WWNum3">
        <text:list-item>
          <text:p text:style-name="P6">Nome do Kit</text:p>
        </text:list-item>
        <text:list-item>
          <text:p text:style-name="P13">Imagem</text:p>
        </text:list-item>
        <text:list-item>
          <text:p text:style-name="P13">Itens inclusos<text:line-break/>Benefícios diretos</text:p>
        </text:list-item>
        <text:list-item>
          <text:p text:style-name="P20">Posicionamento estratégico<text:line-break/></text:p>
        </text:list-item>
      </text:list>
      <text:p text:style-name="P2">🎯 Adicionar selo de “<text:span text:style-name="T7">Produto com Garantia de Giro</text:span>”<text:line-break/> 🟢 CTA secundário: [Ver disponibilidade na minha região]</text:p>
      <text:p text:style-name="Standard"><draw:rect text:anchor-type="as-char" style:rel-width="100%" draw:z-index="4" draw:style-name="gr1" draw:text-style-name="P27" svg:width="0.0012in" svg:height="0.0213in"><text:p/></draw:rect><text:span text:style-name="T5">SEÇÃO 4 – DEPOIMENTOS REAIS + PROVA SOCIAL</text:span></text:p>
      <text:p text:style-name="P26"><text:bookmark text:name="_g0e41tq9nxgp"/><text:span text:style-name="T6">Título:</text:span></text:p>
      <text:p text:style-name="P3"><text:span text:style-name="T7">Lojistas reais. Resultados reais.</text:span></text:p>
      <text:p text:style-name="P2">🎥 Vídeo curto (30s) + Print de WhatsApp com depoimento real<text:line-break/> 📣 Texto:</text:p>
      <text:p text:style-name="P3">“Pedi 20 kits e vendi tudo antes do Dia dos Namorados. Os clientes ficaram encantados com a embalagem e as receitas. Nunca vendi tão rápido.”<text:line-break/> — <text:span text:style-name="T8">Maria, Natural Vida (SP)</text:span></text:p>
      <text:p text:style-name="P2">✅ Mostrar contador: “+327 lojistas ativos nesse ciclo”</text:p>
      <text:p text:style-name="Standard"><draw:rect text:anchor-type="as-char" style:rel-width="100%" draw:z-index="5" draw:style-name="gr1" draw:text-style-name="P27" svg:width="0.0012in" svg:height="0.0213in"><text:p/></draw:rect><text:span text:style-name="T4">SEÇÃO 5 – GARANTIA TRIPLA (RISCO INVERTIDO)</text:span></text:p>
      <text:p text:style-name="P26"><text:bookmark text:name="_o75e8wtn3ht"/><text:span text:style-name="T6">Título:</text:span></text:p>
      <text:p text:style-name="P3"><text:span text:style-name="T7">Você só tem a ganhar. Nós garantimos.</text:span></text:p>
      <text:p text:style-name="P2">✅ Box com ícones para cada item:</text:p>
      <text:list xml:id="list822899962" text:style-name="WWNum7">
        <text:list-item>
          <text:p text:style-name="P7"><text:span text:style-name="T7">Garantia de Giro:</text:span> Se não vender, nosso time de sucesso lhe dará suporte + bonusrecompra</text:p>
        </text:list-item>
        <text:list-item>
          <text:p text:style-name="P14"><text:span text:style-name="T7">Garantia de Satisfação:</text:span> + de 2mil lojista duplicaram seu faturamento com nossas estrate´gias</text:p>
        </text:list-item>
        <text:list-item>
          <text:p text:style-name="P21"><text:span text:style-name="T7">Garantia de Exclusividade:</text:span> Apenas 20 kits por região<text:line-break/></text:p>
        </text:list-item>
      </text:list>
      <text:p text:style-name="P2">🔐 Reforço: "O risco é todo nosso. Você só testa e lucra."</text:p>
      <text:p text:style-name="Standard"><draw:rect text:anchor-type="as-char" style:rel-width="100%" draw:z-index="6" draw:style-name="gr1" draw:text-style-name="P27" svg:width="0.0012in" svg:height="0.0213in"><text:p/></draw:rect><text:span text:style-name="T5">SEÇÃO 6 – TABELA DE RETORNO (LÓGICA DE INVESTIMENTO)</text:span></text:p>
      <text:p text:style-name="P26"><text:bookmark text:name="_vffzsyrypsm4"/><text:soft-page-break/><text:span text:style-name="T6">Título:</text:span></text:p>
      <text:p text:style-name="P3"><text:span text:style-name="T7">Seu investimento se paga em dias. Veja por quê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7">Item</text:span></text:p>
          </table:table-cell>
          <table:table-cell table:style-name="Table1.A1" office:value-type="string">
            <text:p text:style-name="P1"><text:span text:style-name="T7">Valor estimado de venda</text:span></text:p>
          </table:table-cell>
          <table:table-cell table:style-name="Table1.A1" office:value-type="string">
            <text:p text:style-name="P1"><text:span text:style-name="T7">Custo do kit</text:span></text:p>
          </table:table-cell>
          <table:table-cell table:style-name="Table1.A1" office:value-type="string">
            <text:p text:style-name="P1"><text:span text:style-name="T7">Margem líquida</text:span></text:p>
          </table:table-cell>
        </table:table-row>
        <table:table-row table:style-name="Table1.1">
          <table:table-cell table:style-name="Table1.A1" office:value-type="string">
            <text:p text:style-name="Standard">Kit Romance</text:p>
          </table:table-cell>
          <table:table-cell table:style-name="Table1.A1" office:value-type="string">
            <text:p text:style-name="Standard">R$ 450</text:p>
          </table:table-cell>
          <table:table-cell table:style-name="Table1.A1" office:value-type="string">
            <text:p text:style-name="Standard">R$ 220</text:p>
          </table:table-cell>
          <table:table-cell table:style-name="Table1.A1" office:value-type="string">
            <text:p text:style-name="Standard">104%</text:p>
          </table:table-cell>
        </table:table-row>
        <table:table-row table:style-name="Table1.1">
          <table:table-cell table:style-name="Table1.A1" office:value-type="string">
            <text:p text:style-name="Standard">Kit Junino</text:p>
          </table:table-cell>
          <table:table-cell table:style-name="Table1.A1" office:value-type="string">
            <text:p text:style-name="Standard">R$ 490</text:p>
          </table:table-cell>
          <table:table-cell table:style-name="Table1.A1" office:value-type="string">
            <text:p text:style-name="Standard">R$ 195</text:p>
          </table:table-cell>
          <table:table-cell table:style-name="Table1.A1" office:value-type="string">
            <text:p text:style-name="Standard">100%</text:p>
          </table:table-cell>
        </table:table-row>
        <table:table-row table:style-name="Table1.1">
          <table:table-cell table:style-name="Table1.A1" office:value-type="string">
            <text:p text:style-name="Standard">Kit Fondue</text:p>
          </table:table-cell>
          <table:table-cell table:style-name="Table1.A1" office:value-type="string">
            <text:p text:style-name="Standard">R$ 480</text:p>
          </table:table-cell>
          <table:table-cell table:style-name="Table1.A1" office:value-type="string">
            <text:p text:style-name="Standard">R$ 230</text:p>
          </table:table-cell>
          <table:table-cell table:style-name="Table1.A1" office:value-type="string">
            <text:p text:style-name="Standard">109%</text:p>
          </table:table-cell>
        </table:table-row>
        <table:table-row table:style-name="Table1.1">
          <table:table-cell table:style-name="Table1.A1" office:value-type="string">
            <text:p text:style-name="Standard">Kit Chocolate Lovers</text:p>
          </table:table-cell>
          <table:table-cell table:style-name="Table1.A1" office:value-type="string">
            <text:p text:style-name="Standard">R$ 500</text:p>
          </table:table-cell>
          <table:table-cell table:style-name="Table1.A1" office:value-type="string">
            <text:p text:style-name="Standard">R$ 250</text:p>
          </table:table-cell>
          <table:table-cell table:style-name="Table1.A1" office:value-type="string">
            <text:p text:style-name="Standard">100%</text:p>
          </table:table-cell>
        </table:table-row>
        <table:table-row table:style-name="Table1.1">
          <table:table-cell table:style-name="Table1.A1" office:value-type="string">
            <text:p text:style-name="Standard">Kit Volta às Aulas</text:p>
          </table:table-cell>
          <table:table-cell table:style-name="Table1.A1" office:value-type="string">
            <text:p text:style-name="Standard">R$ <text:s/>460</text:p>
          </table:table-cell>
          <table:table-cell table:style-name="Table1.A1" office:value-type="string">
            <text:p text:style-name="Standard">R$ 240</text:p>
          </table:table-cell>
          <table:table-cell table:style-name="Table1.A1" office:value-type="string">
            <text:p text:style-name="Standard">91%</text:p>
          </table:table-cell>
        </table:table-row>
      </table:table>
      <text:p text:style-name="P2">📍 Rodapé: “<text:span text:style-name="T8">E ainda atrai novos clientes para seus outros produtos.</text:span>”</text:p>
      <text:p text:style-name="Standard"><draw:rect text:anchor-type="as-char" style:rel-width="100%" draw:z-index="7" draw:style-name="gr1" draw:text-style-name="P27" svg:width="0.0012in" svg:height="0.0213in"><text:p/></draw:rect><text:span text:style-name="T5">SEÇÃO 7 – ESCASSEZ REAL</text:span></text:p>
      <text:p text:style-name="P26"><text:bookmark text:name="_1qrf8ypae19h"/><text:span text:style-name="T6">Título:</text:span></text:p>
      <text:p text:style-name="P3"><text:span text:style-name="T7">Apenas 20 kits por região. Depois disso, o acesso é bloqueado.</text:span></text:p>
      <text:p text:style-name="P2"><text:s/>✅ Relógio de contagem regressiva<text:line-break/> ✅ Contador de regiões completas (ex: “13 de 20 regiões já encerradas”)<text:line-break/> 🟧 Botão: <text:span text:style-name="T7">[Reservar meu kit agora]</text:span></text:p>
      <text:p text:style-name="Standard"><draw:rect text:anchor-type="as-char" style:rel-width="100%" draw:z-index="8" draw:style-name="gr1" draw:text-style-name="P27" svg:width="0.0012in" svg:height="0.0213in"><text:p/></draw:rect><text:span text:style-name="T5">SEÇÃO 8 – FAQ DINÂMICO</text:span></text:p>
      <text:p text:style-name="P26"><text:bookmark text:name="_ss6mxzabvy3m"/><text:span text:style-name="T6">Perguntas recomendadas:</text:span></text:p>
      <text:list xml:id="list315557967" text:style-name="WWNum6">
        <text:list-item>
          <text:p text:style-name="P8">Como funciona a garantia se eu não vender?</text:p>
        </text:list-item>
        <text:list-item>
          <text:p text:style-name="P15">Em quanto tempo recebo os kits?</text:p>
        </text:list-item>
        <text:list-item>
          <text:p text:style-name="P15">O material de PDV vem junto?</text:p>
        </text:list-item>
        <text:list-item>
          <text:p text:style-name="P15">Tem treinamento incluso?</text:p>
        </text:list-item>
        <text:list-item>
          <text:p text:style-name="P15">Posso comprar só um kit?</text:p>
        </text:list-item>
        <text:list-item>
          <text:p text:style-name="P22">O que acontece se minha cidade já tiver 20 lojas?<text:line-break/></text:p>
        </text:list-item>
      </text:list>
      <text:p text:style-name="Standard"><text:soft-page-break/><draw:rect text:anchor-type="as-char" style:rel-width="100%" draw:z-index="9" draw:style-name="gr1" draw:text-style-name="P27" svg:width="0.0012in" svg:height="0.0213in"><text:p/></draw:rect><text:span text:style-name="T5">SEÇÃO 9 – CLUBE DE LOJISTAS TRANSFORMADORES</text:span></text:p>
      <text:p text:style-name="P26"><text:bookmark text:name="_n0bhvam2szun"/><text:span text:style-name="T6">Título:</text:span></text:p>
      <text:p text:style-name="P3"><text:span text:style-name="T7">Entre para o grupo seleto de lojistas que dominam as datas sazonais com alto giro e baixo risco.</text:span></text:p>
      <text:p text:style-name="P2">🎁 Benefícios destacados:</text:p>
      <text:list xml:id="list3577693761" text:style-name="WWNum1">
        <text:list-item>
          <text:p text:style-name="P9">15% OFF em novos lançamentos</text:p>
        </text:list-item>
        <text:list-item>
          <text:p text:style-name="P16">Acesso antecipado aos kits</text:p>
        </text:list-item>
        <text:list-item>
          <text:p text:style-name="P16">Material de PDV personalizado com o nome da sua loja</text:p>
        </text:list-item>
        <text:list-item>
          <text:p text:style-name="P16">Grupo VIP no WhatsApp com especialistas</text:p>
        </text:list-item>
        <text:list-item>
          <text:p text:style-name="P23">Case de sucesso publicado nas redes oficiais Vitao</text:p>
        </text:list-item>
      </text:list>
      <text:p text:style-name="P2">🔒 CTA: “Disponível apenas para lojistas ativos em 2 ciclos consecutivos”</text:p>
      <text:p text:style-name="Standard"><draw:rect text:anchor-type="as-char" style:rel-width="100%" draw:z-index="10" draw:style-name="gr1" draw:text-style-name="P27" svg:width="0.0012in" svg:height="0.0213in"><text:p/></draw:rect><text:span text:style-name="T5">SEÇÃO FINAL – CTA + URGÊNCIA</text:span></text:p>
      <text:p text:style-name="P3"><text:span text:style-name="T7">Sua loja pronta para vender mais em 30 dias — ou seu dinheiro de volta.</text:span></text:p>
      <text:p text:style-name="P2">🟩 Botão principal (destacado):<text:line-break/> <text:span text:style-name="T7">[Quero meus kits agora com frete grátis e garantia total]</text:span></text:p>
      <text:p text:style-name="P2">📦 Subtexto abaixo do botão:</text:p>
      <text:p text:style-name="P3">Kits disponíveis até <text:span text:style-name="T7">05/06 ou enquanto durar o estoque regional.</text:span></text:p>
      <text:p text:style-name="Standard"><draw:rect text:anchor-type="as-char" style:rel-width="100%" draw:z-index="11" draw:style-name="gr1" draw:text-style-name="P27" svg:width="0.0012in" svg:height="0.0213in"><text:p/></draw:rect></text:p>
      <text:p text:style-name="P26"><text:bookmark text:name="_t7r38fb5lamy"/><text:span text:style-name="T6">Observações finais:</text:span></text:p>
      <text:list xml:id="list120092310" text:style-name="WWNum4">
        <text:list-item>
          <text:p text:style-name="P10"><text:span text:style-name="T7">Mobile first.</text:span> Essa página precisa estar impecável no celular.</text:p>
        </text:list-item>
        <text:list-item>
          <text:p text:style-name="P17"><text:span text:style-name="T7">Velocidade de carregamento</text:span> é prioridade. Não use vídeos que travam.</text:p>
        </text:list-item>
        <text:list-item>
          <text:p text:style-name="P17"><text:span text:style-name="T7">Botões sempre fixos no scroll</text:span> em mobile.</text:p>
        </text:list-item>
        <text:list-item>
          <text:p text:style-name="P24"><text:span text:style-name="T7">WhatsApp como botão flutuante secundário</text:span> (com “Tirar dúvidas com um especialista”).<text:line-break/><draw:rect text:anchor-type="as-char" style:rel-width="100%" draw:z-index="12" draw:style-name="gr2" draw:text-style-name="P27" svg:width="0.0012in" svg:height="0.0213in"><text:p/></draw:rect></text:p>
        </text:list-item>
      </text:list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01" meta:word-count="727" meta:character-count="4222" meta:non-whitespace-character-count="3586"/>
    <meta:generator>LibreOfficeDev/6.0.5.2$Linux_X86_64 LibreOffice_project/</meta:generator>
  </office:meta>
</office:document-meta>
</file>